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770000"/>
    </style:style>
    <style:style style:name="gr2" style:family="graphic" style:parent-style-name="standard">
      <style:graphic-properties svg:stroke-width="0.005cm" svg:stroke-color="#aaaaaa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svg:stroke-width="0.03cm" svg:stroke-color="#aaaaaa" draw:fill="none" draw:fill-color="#ffffff" fo:padding-top="-0.035cm" fo:padding-bottom="-0.035cm" fo:padding-left="-0.035cm" fo:padding-right="-0.035cm"/>
    </style:style>
    <style:style style:name="gr4" style:family="graphic" style:parent-style-name="standard">
      <style:graphic-properties draw:stroke="none" svg:stroke-width="0.001cm" draw:fill-color="#aa0000"/>
    </style:style>
    <style:style style:name="gr5" style:family="graphic" style:parent-style-name="standard">
      <style:graphic-properties svg:stroke-width="0.03cm" svg:stroke-color="#c7c7c7" draw:fill="none" draw:fill-color="#ffffff" fo:padding-top="-0.035cm" fo:padding-bottom="-0.035cm" fo:padding-left="-0.035cm" fo:padding-right="-0.035cm"/>
    </style:style>
    <style:style style:name="gr6" style:family="graphic" style:parent-style-name="standard">
      <style:graphic-properties draw:stroke="none" svg:stroke-width="0.03cm" draw:fill-color="#aa0000"/>
    </style:style>
    <style:style style:name="gr7" style:family="graphic" style:parent-style-name="standard">
      <style:graphic-properties draw:stroke="none" svg:stroke-width="0.001cm" draw:fill-color="#ff555d"/>
    </style:style>
    <style:style style:name="gr8" style:family="graphic" style:parent-style-name="standard">
      <style:graphic-properties svg:stroke-width="0.03cm" svg:stroke-color="#e2e2e2" draw:fill="none" draw:fill-color="#ffffff" fo:padding-top="-0.035cm" fo:padding-bottom="-0.035cm" fo:padding-left="-0.035cm" fo:padding-right="-0.035cm"/>
    </style:style>
  </office:automatic-styles>
  <office:body>
    <office:drawing>
      <draw:page draw:name="page1" draw:style-name="dp1" draw:master-page-name="Default">
        <draw:g>
          <draw:glue-point draw:id="4" svg:x="-0.801cm" svg:y="-5cm"/>
          <draw:glue-point draw:id="5" svg:x="5cm" svg:y="-5cm"/>
          <draw:glue-point draw:id="6" svg:x="2.099cm" svg:y="-5cm"/>
          <draw:glue-point draw:id="7" svg:x="-5cm" svg:y="5cm"/>
          <draw:glue-point draw:id="8" svg:x="0.902cm" svg:y="5cm"/>
          <draw:glue-point draw:id="9" svg:x="-2.05cm" svg:y="5cm"/>
          <draw:glue-point draw:id="10" svg:x="-5cm" svg:y="-3.263cm"/>
          <draw:glue-point draw:id="11" svg:x="-5cm" svg:y="0.848cm"/>
          <draw:glue-point draw:id="12" svg:x="5cm" svg:y="3.263cm"/>
          <draw:glue-point draw:id="13" svg:x="5cm" svg:y="-0.87cm"/>
          <draw:glue-point draw:id="14" svg:x="0.015cm" svg:y="-0.002cm"/>
          <draw:polygon draw:style-name="gr1" draw:layer="layout" svg:width="0.34cm" svg:height="1.992cm" svg:x="0.481cm" svg:y="0cm" svg:viewBox="0 0 341 1993" draw:points="0,347 341,0 341,1645 0,1993">
            <text:p/>
          </draw:polygon>
          <draw:polygon draw:style-name="gr1" draw:layer="layout" svg:width="0.34cm" svg:height="1.992cm" svg:x="0.489cm" svg:y="0.008cm" svg:viewBox="0 0 341 1993" draw:points="0,347 341,0 341,1645 0,1993">
            <text:p/>
          </draw:polygon>
          <draw:polygon draw:style-name="gr2" draw:layer="layout" svg:width="0.34cm" svg:height="1.992cm" svg:x="0.489cm" svg:y="0.008cm" svg:viewBox="0 0 341 1993" draw:points="0,347 341,0 341,1645 0,1993">
            <text:p/>
          </draw:polygon>
          <draw:line draw:style-name="gr3" draw:layer="layout" svg:x1="0.481cm" svg:y1="0.628cm" svg:x2="0.822cm" svg:y2="0.28cm">
            <text:p/>
          </draw:line>
          <draw:line draw:style-name="gr3" draw:layer="layout" svg:x1="0.481cm" svg:y1="0.899cm" svg:x2="0.822cm" svg:y2="0.552cm">
            <text:p/>
          </draw:line>
          <draw:line draw:style-name="gr3" draw:layer="layout" svg:x1="0.481cm" svg:y1="1.171cm" svg:x2="0.822cm" svg:y2="0.823cm">
            <text:p/>
          </draw:line>
          <draw:line draw:style-name="gr3" draw:layer="layout" svg:x1="0.481cm" svg:y1="1.45cm" svg:x2="0.822cm" svg:y2="1.087cm">
            <text:p/>
          </draw:line>
          <draw:line draw:style-name="gr3" draw:layer="layout" svg:x1="0.481cm" svg:y1="1.721cm" svg:x2="0.822cm" svg:y2="1.382cm">
            <text:p/>
          </draw:line>
          <draw:line draw:style-name="gr3" draw:layer="layout" svg:x1="0.605cm" svg:y1="0.245cm" svg:x2="0.605cm" svg:y2="0.525cm">
            <text:p/>
          </draw:line>
          <draw:line draw:style-name="gr3" draw:layer="layout" svg:x1="0.697cm" svg:y1="0.415cm" svg:x2="0.697cm" svg:y2="0.695cm">
            <text:p/>
          </draw:line>
          <draw:line draw:style-name="gr3" draw:layer="layout" svg:x1="0.614cm" svg:y1="0.779cm" svg:x2="0.614cm" svg:y2="1.034cm">
            <text:p/>
          </draw:line>
          <draw:line draw:style-name="gr3" draw:layer="layout" svg:x1="0.705cm" svg:y1="0.957cm" svg:x2="0.705cm" svg:y2="1.204cm">
            <text:p/>
          </draw:line>
          <draw:line draw:style-name="gr3" draw:layer="layout" svg:x1="0.622cm" svg:y1="1.305cm" svg:x2="0.622cm" svg:y2="1.585cm">
            <text:p/>
          </draw:line>
          <draw:line draw:style-name="gr3" draw:layer="layout" svg:x1="0.713cm" svg:y1="1.483cm" svg:x2="0.713cm" svg:y2="1.763cm">
            <text:p/>
          </draw:line>
          <draw:polygon draw:style-name="gr4" draw:layer="layout" svg:width="0.481cm" svg:height="0.271cm" svg:x="0cm" svg:y="0.347cm" svg:viewBox="0 0 482 272" draw:points="0,0 0,272 482,272 482,0">
            <text:p/>
          </draw:polygon>
          <draw:polygon draw:style-name="gr4" draw:layer="layout" svg:width="0.481cm" svg:height="0.272cm" svg:x="0.008cm" svg:y="0.356cm" svg:viewBox="0 0 482 273" draw:points="0,0 0,273 482,273 482,0">
            <text:p/>
          </draw:polygon>
          <draw:path draw:style-name="gr5" draw:layer="layout" svg:width="0.481cm" svg:height="0.272cm" svg:x="0.009cm" svg:y="0.356cm" svg:viewBox="0 0 482 273" svg:d="m0 273h482v-273h-482zm0 273z">
            <text:p/>
          </draw:path>
          <draw:polygon draw:style-name="gr6" draw:layer="layout" svg:width="0.481cm" svg:height="0.271cm" svg:x="0cm" svg:y="0.619cm" svg:viewBox="0 0 482 272" draw:points="0,0 0,272 482,272 482,0">
            <text:p/>
          </draw:polygon>
          <draw:polygon draw:style-name="gr6" draw:layer="layout" svg:width="0.481cm" svg:height="0.272cm" svg:x="0.008cm" svg:y="0.627cm" svg:viewBox="0 0 482 273" draw:points="0,0 0,273 482,273 482,0">
            <text:p/>
          </draw:polygon>
          <draw:path draw:style-name="gr5" draw:layer="layout" svg:width="0.481cm" svg:height="0.272cm" svg:x="0.009cm" svg:y="0.627cm" svg:viewBox="0 0 482 273" svg:d="m0 273h482v-273h-482zm0 273z">
            <text:p/>
          </draw:path>
          <draw:polygon draw:style-name="gr6" draw:layer="layout" svg:width="0.481cm" svg:height="0.272cm" svg:x="0cm" svg:y="0.89cm" svg:viewBox="0 0 482 273" draw:points="0,0 0,273 482,273 482,0">
            <text:p/>
          </draw:polygon>
          <draw:polygon draw:style-name="gr6" draw:layer="layout" svg:width="0.481cm" svg:height="0.271cm" svg:x="0.008cm" svg:y="0.899cm" svg:viewBox="0 0 482 272" draw:points="0,0 0,272 482,272 482,0">
            <text:p/>
          </draw:polygon>
          <draw:path draw:style-name="gr5" draw:layer="layout" svg:width="0.481cm" svg:height="0.271cm" svg:x="0.009cm" svg:y="0.899cm" svg:viewBox="0 0 482 272" svg:d="m0 272h482v-272h-482zm0 272z">
            <text:p/>
          </draw:path>
          <draw:polygon draw:style-name="gr6" draw:layer="layout" svg:width="0.481cm" svg:height="0.28cm" svg:x="0cm" svg:y="1.161cm" svg:viewBox="0 0 482 281" draw:points="0,0 0,281 482,281 482,0">
            <text:p/>
          </draw:polygon>
          <draw:polygon draw:style-name="gr6" draw:layer="layout" svg:width="0.481cm" svg:height="0.28cm" svg:x="0.008cm" svg:y="1.169cm" svg:viewBox="0 0 482 281" draw:points="0,0 0,281 482,281 482,0">
            <text:p/>
          </draw:polygon>
          <draw:path draw:style-name="gr5" draw:layer="layout" svg:width="0.481cm" svg:height="0.28cm" svg:x="0.009cm" svg:y="1.169cm" svg:viewBox="0 0 482 281" svg:d="m0 281h482v-281h-482zm0 281z">
            <text:p/>
          </draw:path>
          <draw:polygon draw:style-name="gr6" draw:layer="layout" svg:width="0.481cm" svg:height="0.271cm" svg:x="0cm" svg:y="1.441cm" svg:viewBox="0 0 482 272" draw:points="0,0 0,272 482,272 482,0">
            <text:p/>
          </draw:polygon>
          <draw:polygon draw:style-name="gr6" draw:layer="layout" svg:width="0.481cm" svg:height="0.271cm" svg:x="0.008cm" svg:y="1.449cm" svg:viewBox="0 0 482 272" draw:points="0,0 0,272 482,272 482,0">
            <text:p/>
          </draw:polygon>
          <draw:path draw:style-name="gr5" draw:layer="layout" svg:width="0.481cm" svg:height="0.271cm" svg:x="0.009cm" svg:y="1.449cm" svg:viewBox="0 0 482 272" svg:d="m0 272h482v-272h-482zm0 272z">
            <text:p/>
          </draw:path>
          <draw:polygon draw:style-name="gr6" draw:layer="layout" svg:width="0.481cm" svg:height="0.271cm" svg:x="0cm" svg:y="1.712cm" svg:viewBox="0 0 482 272" draw:points="0,0 0,272 482,272 482,0">
            <text:p/>
          </draw:polygon>
          <draw:polygon draw:style-name="gr6" draw:layer="layout" svg:width="0.481cm" svg:height="0.271cm" svg:x="0.008cm" svg:y="1.72cm" svg:viewBox="0 0 482 272" draw:points="0,0 0,272 482,272 482,0">
            <text:p/>
          </draw:polygon>
          <draw:path draw:style-name="gr5" draw:layer="layout" svg:width="0.481cm" svg:height="0.271cm" svg:x="0.009cm" svg:y="1.72cm" svg:viewBox="0 0 482 272" svg:d="m0 272h482v-272h-482zm0 272z">
            <text:p/>
          </draw:path>
          <draw:line draw:style-name="gr3" draw:layer="layout" svg:x1="0.166cm" svg:y1="0.356cm" svg:x2="0.166cm" svg:y2="0.628cm">
            <text:p/>
          </draw:line>
          <draw:line draw:style-name="gr3" draw:layer="layout" svg:x1="0.324cm" svg:y1="0.627cm" svg:x2="0.324cm" svg:y2="0.89cm">
            <text:p/>
          </draw:line>
          <draw:line draw:style-name="gr3" draw:layer="layout" svg:x1="0.166cm" svg:y1="0.906cm" svg:x2="0.166cm" svg:y2="1.17cm">
            <text:p/>
          </draw:line>
          <draw:line draw:style-name="gr3" draw:layer="layout" svg:x1="0.324cm" svg:y1="1.169cm" svg:x2="0.324cm" svg:y2="1.441cm">
            <text:p/>
          </draw:line>
          <draw:line draw:style-name="gr3" draw:layer="layout" svg:x1="0.166cm" svg:y1="1.449cm" svg:x2="0.166cm" svg:y2="1.721cm">
            <text:p/>
          </draw:line>
          <draw:line draw:style-name="gr3" draw:layer="layout" svg:x1="0.324cm" svg:y1="1.72cm" svg:x2="0.324cm" svg:y2="1.983cm">
            <text:p/>
          </draw:line>
          <draw:polygon draw:style-name="gr7" draw:layer="layout" svg:width="0.821cm" svg:height="0.347cm" svg:x="0cm" svg:y="0cm" svg:viewBox="0 0 822 348" draw:points="0,348 348,0 822,0 473,348">
            <text:p/>
          </draw:polygon>
          <draw:polygon draw:style-name="gr7" draw:layer="layout" svg:width="0.821cm" svg:height="0.347cm" svg:x="0.008cm" svg:y="0.008cm" svg:viewBox="0 0 822 348" draw:points="0,348 348,0 822,0 473,348">
            <text:p/>
          </draw:polygon>
          <draw:path draw:style-name="gr8" draw:layer="layout" svg:width="0.82cm" svg:height="0.347cm" svg:x="0.009cm" svg:y="0.008cm" svg:viewBox="0 0 821 348" svg:d="m0 348 348-348h473l-349 348zm-472 0z">
            <text:p/>
          </draw:path>
          <draw:line draw:style-name="gr8" draw:layer="layout" svg:x1="0.614cm" svg:y1="0.254cm" svg:x2="0.265cm" svg:y2="0.254cm">
            <text:p/>
          </draw:line>
          <draw:line draw:style-name="gr8" draw:layer="layout" svg:x1="0.166cm" svg:y1="0.348cm" svg:x2="0.52cm" svg:y2="0cm">
            <text:p/>
          </draw:line>
          <draw:line draw:style-name="gr8" draw:layer="layout" svg:x1="0.207cm" svg:y1="0.152cm" svg:x2="0.382cm" svg:y2="0.1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irewall</dc:title>
    <meta:creation-date>2011-02-07T16:40:02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